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0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2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1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125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1.8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2.9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5.2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Eat()</text:span></text:p>
            <text:p text:style-name="P4"><text:span text:style-name="T2">Drink(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8.3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2.1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19.4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37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3.35cm" svg:x="1.5cm" svg:y="22.95cm"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375cm" svg:x="1.5cm" svg:y="19.67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2:45:52.078675000</dc:date>
    <meta:editing-duration>P1DT14H36M51S</meta:editing-duration>
    <meta:editing-cycles>46</meta:editing-cycles>
    <meta:generator>LibreOffice/5.2.6.2$MacOSX_X86_64 LibreOffice_project/a3100ed2409ebf1c212f5048fbe377c281438fdc</meta:generator>
    <meta:document-statistic meta:object-count="20"/>
  </office:meta>
</office:document-meta>
</file>